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OMANS 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PIRITUAL PEOPLE AND THE LAW (7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SPIRITUAL PEOPLE AND THE LAW (7:1-6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ir relationship to the law (7:1-3, 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ir relationship to the law (7:1-3, 5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y are like widows freed from their husbands (7:1-3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y are like dead men freed from their lusts (7:5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SPIRITUAL PEOPLE AND THE LAW (7:1-6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ir relationship to the law (7:1-3, 5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ir relationship to the Saviour (7:4, 6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ir relationship to the Saviour (7:4, 6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y have been raised by Christ (7:4a, 6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y are now to produce fruit through Christ (7:4b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SPIRITUAL PEOPLE AND THE LAW (7:1-6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ir relationship to the law (7:1-3, 5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ir relationship to the Saviour (7:4, 6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ROMANS 7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SPIRITUAL PEOPLE AND THE LAW (7:1-6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NATURAL PEOPLE AND THE LAW (7:7-13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NATURAL PEOPLE AND THE LAW (7:7-13):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illustration usage (7:7, 10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condemnation usage (7:8-9, 11-13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ROMANS 7<text:s text:c="1"/></text:span><text:span text:style-name="a542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SPIRITUAL PEOPLE AND THE LAW (7:1-6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NATURAL PEOPLE AND THE LAW (7:7-13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CARNAL PEOPLE AND THE LAW (7:14-26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-title-Title-Slide" presentation:presentation-page-layout-name="Master1-PPL1" draw:id="Slide-265">
        <draw:frame draw:id="id101" presentation:style-name="a562" draw:name="Title 1" svg:x="1.38in" svg:y="0.83in" svg:width="10.3in" svg:height="4.42in" presentation:class="title" presentation:placeholder="false">
          <draw:text-box>
            <text:p text:style-name="a561" text:class-names="" text:cond-style-name=""><text:span text:style-name="a559" text:class-names="">CARNAL PEOPLE AND THE LAW (7:14-26)<text:s text:c="1"/></text:span><text:span text:style-name="a560" text:class-names=""/></text:p>
          </draw:text-box>
          <svg:title/>
          <svg:desc/>
        </draw:frame>
        <draw:frame draw:id="id102" presentation:style-name="a567" draw:name="Subtitle 2" svg:x="1.38in" svg:y="5.25in" svg:width="10.3in" svg:height="1.85in" presentation:class="subtitle" presentation:placeholder="false">
          <draw:text-box>
            <text:p text:style-name="a564" text:class-names="" text:cond-style-name=""><text:span text:style-name="a563" text:class-names=""><text:s text:c="1"/>Paul has learned that any attempt to keep the law leads to carnality (7:14-23).<text:s text:c="1"/></text:span></text:p>
            <text:p text:style-name="a566" text:class-names="" text:cond-style-name=""><text:span text:style-name="a565" text:class-names=""/></text:p>
          </draw:text-box>
          <svg:title/>
          <svg:desc/>
        </draw:frame>
      </draw:page>
      <draw:page draw:name="Slide11" draw:style-name="a568" draw:master-page-name="Master1-Layout1-title-Title-Slide" presentation:presentation-page-layout-name="Master1-PPL1" draw:id="Slide-266">
        <draw:frame draw:id="id103" presentation:style-name="a572" draw:name="Title 1" svg:x="1.38in" svg:y="0.83in" svg:width="10.3in" svg:height="4.42in" presentation:class="title" presentation:placeholder="false">
          <draw:text-box>
            <text:p text:style-name="a571" text:class-names="" text:cond-style-name=""><text:span text:style-name="a569" text:class-names=""><text:s text:c="1"/>Paul has learned that any attempt to keep the law leads to carnality (7:14-23).<text:s text:c="1"/></text:span><text:span text:style-name="a570" text:class-names=""/></text:p>
          </draw:text-box>
          <svg:title/>
          <svg:desc/>
        </draw:frame>
        <draw:frame draw:id="id104" presentation:style-name="a577" draw:name="Subtitle 2" svg:x="1.38in" svg:y="5.25in" svg:width="10.3in" svg:height="1.85in" presentation:class="subtitle" presentation:placeholder="false">
          <draw:text-box>
            <text:p text:style-name="a574" text:class-names="" text:cond-style-name=""><text:span text:style-name="a573" text:class-names=""><text:s text:c="1"/>The confusion (7:14-16):<text:s text:c="1"/></text:span></text:p>
            <text:p text:style-name="a576" text:class-names="" text:cond-style-name=""><text:span text:style-name="a575" text:class-names=""/></text:p>
          </draw:text-box>
          <svg:title/>
          <svg:desc/>
        </draw:frame>
      </draw:page>
      <draw:page draw:name="Slide12" draw:style-name="a578" draw:master-page-name="Master1-Layout12-tx-Title-and-Text" presentation:presentation-page-layout-name="Master1-PPL12" draw:id="Slide-267">
        <draw:frame draw:id="id105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The confusion (7:14-16):<text:s text:c="1"/></text:span><text:span text:style-name="a580" text:class-names=""/></text:p>
          </draw:text-box>
          <svg:title/>
          <svg:desc/>
        </draw:frame>
        <draw:frame draw:id="id106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He doesn't do the things he wants to do (7:14-15a, 16a).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He does the things he doesn't want to do (7:15b, 16b).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Paul has learned that any attempt to keep the law leads to carnality (7:14-23).<text:s text:c="1"/></text:span><text:span text:style-name="a595" text:class-names=""/></text:p>
          </draw:text-box>
          <svg:title/>
          <svg:desc/>
        </draw:frame>
        <draw:frame draw:id="id108" presentation:style-name="a610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The confusion (7:14-16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corruption (7:17-20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 conclusion (7:21-23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4" draw:style-name="a611" draw:master-page-name="Master1-Layout12-tx-Title-and-Text" presentation:presentation-page-layout-name="Master1-PPL12" draw:id="Slide-269">
        <draw:frame draw:id="id109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<text:s text:c="1"/>The conclusion (7:21-23):<text:s text:c="1"/></text:span><text:span text:style-name="a613" text:class-names=""/></text:p>
          </draw:text-box>
          <svg:title/>
          <svg:desc/>
        </draw:frame>
        <draw:frame draw:id="id110" presentation:style-name="a625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The old nature, always attempting to do wrong (7:21a, 23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new nature, always attempting to do right (7:21b-22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5" draw:style-name="a626" draw:master-page-name="Master1-Layout12-tx-Title-and-Text" presentation:presentation-page-layout-name="Master1-PPL12" draw:id="Slide-270">
        <draw:frame draw:id="id111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<text:s text:c="1"/>Paul has learned that any attempt to keep the law leads to carnality (7:14-23).<text:s text:c="1"/></text:span><text:span text:style-name="a628" text:class-names=""/></text:p>
          </draw:text-box>
          <svg:title/>
          <svg:desc/>
        </draw:frame>
        <draw:frame draw:id="id112" presentation:style-name="a643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The confusion (7:14-16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 corruption (7:17-20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conclusion (7:21-23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6" draw:style-name="a644" draw:master-page-name="Master1-Layout12-tx-Title-and-Text" presentation:presentation-page-layout-name="Master1-PPL12" draw:id="Slide-271">
        <draw:frame draw:id="id113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CARNAL PEOPLE AND THE LAW (7:14-26)<text:s text:c="1"/></text:span><text:span text:style-name="a646" text:class-names=""/></text:p>
          </draw:text-box>
          <svg:title/>
          <svg:desc/>
        </draw:frame>
        <draw:frame draw:id="id114" presentation:style-name="a658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Paul has learned that any attempt to keep the law leads to carnality (7:14-23).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Paul has learned that no attempt to keep the law can lead to spirituality (7:24-25).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7" draw:style-name="a659" draw:master-page-name="Master1-Layout12-tx-Title-and-Text" presentation:presentation-page-layout-name="Master1-PPL12" draw:id="Slide-272">
        <draw:frame draw:id="id115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<text:s text:c="1"/>Paul has learned that no attempt to keep the law can lead to spirituality (7:24-25).<text:s text:c="1"/></text:span><text:span text:style-name="a661" text:class-names=""/></text:p>
          </draw:text-box>
          <svg:title/>
          <svg:desc/>
        </draw:frame>
        <draw:frame draw:id="id116" presentation:style-name="a673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The agony of Paul's problem (7:24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answer to Paul's problem (7:25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8" draw:style-name="a674" draw:master-page-name="Master1-Layout12-tx-Title-and-Text" presentation:presentation-page-layout-name="Master1-PPL12" draw:id="Slide-273">
        <draw:frame draw:id="id117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CARNAL PEOPLE AND THE LAW (7:14-26)<text:s text:c="1"/></text:span><text:span text:style-name="a676" text:class-names=""/></text:p>
          </draw:text-box>
          <svg:title/>
          <svg:desc/>
        </draw:frame>
        <draw:frame draw:id="id118" presentation:style-name="a688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Paul has learned that any attempt to keep the law leads to carnality (7:14-23).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Paul has learned that no attempt to keep the law can lead to spirituality (7:24-25).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9" draw:style-name="a689" draw:master-page-name="Master1-Layout12-tx-Title-and-Text" presentation:presentation-page-layout-name="Master1-PPL12" draw:id="Slide-274">
        <draw:frame draw:id="id119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ROMANS 7<text:s text:c="1"/></text:span><text:span text:style-name="a691" text:class-names=""/></text:p>
          </draw:text-box>
          <svg:title/>
          <svg:desc/>
        </draw:frame>
        <draw:frame draw:id="id120" presentation:style-name="a706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SPIRITUAL PEOPLE AND THE LAW (7:1-6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NATURAL PEOPLE AND THE LAW (7:7-13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CARNAL PEOPLE AND THE LAW (7:14-26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7 </dc:title>
    <meta:initial-creator>David STRICKLAND</meta:initial-creator>
    <dc:creator>David STRICKLAND</dc:creator>
    <meta:creation-date>2020-02-22T19:35:52Z</meta:creation-date>
    <dc:date>2020-02-22T19:35:52Z</dc:date>
    <meta:template xlink:href="BibleStudy" xlink:type="simple"/>
    <meta:editing-cycles>1</meta:editing-cycles>
    <meta:editing-duration>PT0S</meta:editing-duration>
    <meta:document-statistic meta:paragraph-count="57" meta:word-count="566"/>
  </office:meta>
</office:document-meta>
</file>